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24933333333333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18.8pt" style:use-optimal-row-height="tru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308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9" table:style-name="ce5"/>
          <table:table-cell office:value-type="string" table:style-name="ce6">
            <text:p>資料月份：113 年8月</text:p>
          </table:table-cell>
          <table:table-cell table:number-columns-repeated="2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66292" table:style-name="ce11">
            <text:p>266,292</text:p>
          </table:table-cell>
          <table:table-cell office:value-type="float" office:value="128926" table:style-name="ce11">
            <text:p>128,926</text:p>
          </table:table-cell>
          <table:table-cell office:value-type="float" office:value="1889" table:style-name="ce11">
            <text:p>1,889</text:p>
          </table:table-cell>
          <table:table-cell office:value-type="float" office:value="1133" table:style-name="ce11">
            <text:p>1,133</text:p>
          </table:table-cell>
          <table:table-cell office:value-type="float" office:value="168098" table:style-name="ce11">
            <text:p>168,098</text:p>
          </table:table-cell>
          <table:table-cell office:value-type="float" office:value="111770" table:style-name="ce11">
            <text:p>111,770</text:p>
          </table:table-cell>
          <table:table-cell office:value-type="float" office:value="935271" table:style-name="ce11">
            <text:p>935,271</text:p>
          </table:table-cell>
          <table:table-cell office:value-type="float" office:value="551" table:style-name="ce11">
            <text:p>551</text:p>
          </table:table-cell>
          <table:table-cell office:value-type="float" office:value="0.11" table:style-name="ce12">
            <text:p>0.11</text:p>
          </table:table-cell>
          <table:table-cell office:value-type="float" office:value="0.04" table:style-name="ce12">
            <text:p>0.04</text:p>
          </table:table-cell>
          <table:table-cell office:value-type="float" office:value="1136.57" table:style-name="ce12">
            <text:p>1,136.57</text:p>
          </table:table-cell>
          <table:table-cell office:value-type="float" office:value="393" table:style-name="ce11">
            <text:p>393</text:p>
          </table:table-cell>
          <table:table-cell office:value-type="float" office:value="6422" table:style-name="ce11">
            <text:p>6,42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08416" table:style-name="ce11">
            <text:p>308,416</text:p>
          </table:table-cell>
          <table:table-cell office:value-type="float" office:value="140801" table:style-name="ce11">
            <text:p>140,801</text:p>
          </table:table-cell>
          <table:table-cell office:value-type="float" office:value="1761" table:style-name="ce11">
            <text:p>1,761</text:p>
          </table:table-cell>
          <table:table-cell office:value-type="float" office:value="3523" table:style-name="ce11">
            <text:p>3,523</text:p>
          </table:table-cell>
          <table:table-cell office:value-type="float" office:value="321857" table:style-name="ce11">
            <text:p>321,857</text:p>
          </table:table-cell>
          <table:table-cell office:value-type="float" office:value="139715" table:style-name="ce11">
            <text:p>139,715</text:p>
          </table:table-cell>
          <table:table-cell office:value-type="float" office:value="852903" table:style-name="ce11">
            <text:p>852,903</text:p>
          </table:table-cell>
          <table:table-cell office:value-type="float" office:value="595" table:style-name="ce11">
            <text:p>595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0.26" table:style-name="ce12">
            <text:p>0.26</text:p>
          </table:table-cell>
          <table:table-cell office:value-type="float" office:value="793.57" table:style-name="ce12">
            <text:p>793.57</text:p>
          </table:table-cell>
          <table:table-cell office:value-type="float" office:value="2666" table:style-name="ce11">
            <text:p>2,666</text:p>
          </table:table-cell>
          <table:table-cell office:value-type="float" office:value="20826" table:style-name="ce11">
            <text:p>20,82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86497" table:style-name="ce11">
            <text:p>686,497</text:p>
          </table:table-cell>
          <table:table-cell office:value-type="float" office:value="391385" table:style-name="ce11">
            <text:p>391,385</text:p>
          </table:table-cell>
          <table:table-cell office:value-type="float" office:value="7073" table:style-name="ce11">
            <text:p>7,073</text:p>
          </table:table-cell>
          <table:table-cell office:value-type="float" office:value="7343" table:style-name="ce11">
            <text:p>7,343</text:p>
          </table:table-cell>
          <table:table-cell office:value-type="float" office:value="947321" table:style-name="ce11">
            <text:p>947,321</text:p>
          </table:table-cell>
          <table:table-cell office:value-type="float" office:value="1537675" table:style-name="ce11">
            <text:p>1,537,675</text:p>
          </table:table-cell>
          <table:table-cell office:value-type="float" office:value="4119073" table:style-name="ce11">
            <text:p>4,119,073</text:p>
          </table:table-cell>
          <table:table-cell office:value-type="float" office:value="1952" table:style-name="ce11">
            <text:p>1,952</text:p>
          </table:table-cell>
          <table:table-cell office:value-type="float" office:value="0.3" table:style-name="ce12">
            <text:p>0.30</text:p>
          </table:table-cell>
          <table:table-cell office:value-type="float" office:value="0.19" table:style-name="ce12">
            <text:p>0.19</text:p>
          </table:table-cell>
          <table:table-cell office:value-type="float" office:value="308.64999999999998" table:style-name="ce12">
            <text:p>308.65</text:p>
          </table:table-cell>
          <table:table-cell office:value-type="float" office:value="6009" table:style-name="ce11">
            <text:p>6,009</text:p>
          </table:table-cell>
          <table:table-cell office:value-type="float" office:value="49710" table:style-name="ce11">
            <text:p>49,71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36134" table:style-name="ce11">
            <text:p>1,536,134</text:p>
          </table:table-cell>
          <table:table-cell office:value-type="float" office:value="948483" table:style-name="ce11">
            <text:p>948,483</text:p>
          </table:table-cell>
          <table:table-cell office:value-type="float" office:value="12825" table:style-name="ce11">
            <text:p>12,825</text:p>
          </table:table-cell>
          <table:table-cell office:value-type="float" office:value="9991" table:style-name="ce11">
            <text:p>9,991</text:p>
          </table:table-cell>
          <table:table-cell office:value-type="float" office:value="1241644" table:style-name="ce11">
            <text:p>1,241,644</text:p>
          </table:table-cell>
          <table:table-cell office:value-type="float" office:value="3133209" table:style-name="ce11">
            <text:p>3,133,209</text:p>
          </table:table-cell>
          <table:table-cell office:value-type="float" office:value="6667574" table:style-name="ce11">
            <text:p>6,667,574</text:p>
          </table:table-cell>
          <table:table-cell office:value-type="float" office:value="7967" table:style-name="ce11">
            <text:p>7,967</text:p>
          </table:table-cell>
          <table:table-cell office:value-type="float" office:value="0.21" table:style-name="ce12">
            <text:p>0.21</text:p>
          </table:table-cell>
          <table:table-cell office:value-type="float" office:value="0" table:style-name="ce12">
            <text:p>0.00</text:p>
          </table:table-cell>
          <table:table-cell office:value-type="float" office:value="771.96" table:style-name="ce12">
            <text:p>771.96</text:p>
          </table:table-cell>
          <table:table-cell office:value-type="float" office:value="6846" table:style-name="ce11">
            <text:p>6,846</text:p>
          </table:table-cell>
          <table:table-cell office:value-type="float" office:value="56534" table:style-name="ce11">
            <text:p>56,53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073032" table:style-name="ce11">
            <text:p>1,073,032</text:p>
          </table:table-cell>
          <table:table-cell office:value-type="float" office:value="845230" table:style-name="ce11">
            <text:p>845,230</text:p>
          </table:table-cell>
          <table:table-cell office:value-type="float" office:value="9372" table:style-name="ce11">
            <text:p>9,372</text:p>
          </table:table-cell>
          <table:table-cell office:value-type="float" office:value="6931" table:style-name="ce11">
            <text:p>6,931</text:p>
          </table:table-cell>
          <table:table-cell office:value-type="float" office:value="1114521" table:style-name="ce11">
            <text:p>1,114,521</text:p>
          </table:table-cell>
          <table:table-cell office:value-type="float" office:value="5128613" table:style-name="ce11">
            <text:p>5,128,613</text:p>
          </table:table-cell>
          <table:table-cell office:value-type="float" office:value="5109677" table:style-name="ce11">
            <text:p>5,109,677</text:p>
          </table:table-cell>
          <table:table-cell office:value-type="float" office:value="1544" table:style-name="ce11">
            <text:p>1,544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255.95" table:style-name="ce12">
            <text:p>255.95</text:p>
          </table:table-cell>
          <table:table-cell office:value-type="float" office:value="0" table:style-name="ce11">
            <text:p>0</text:p>
          </table:table-cell>
          <table:table-cell office:value-type="float" office:value="38469" table:style-name="ce11">
            <text:p>38,46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571137" table:style-name="ce11">
            <text:p>571,137</text:p>
          </table:table-cell>
          <table:table-cell office:value-type="float" office:value="346520" table:style-name="ce11">
            <text:p>346,520</text:p>
          </table:table-cell>
          <table:table-cell office:value-type="float" office:value="6835" table:style-name="ce11">
            <text:p>6,835</text:p>
          </table:table-cell>
          <table:table-cell office:value-type="float" office:value="3224" table:style-name="ce11">
            <text:p>3,224</text:p>
          </table:table-cell>
          <table:table-cell office:value-type="float" office:value="354923" table:style-name="ce11">
            <text:p>354,923</text:p>
          </table:table-cell>
          <table:table-cell office:value-type="float" office:value="2268574" table:style-name="ce11">
            <text:p>2,268,574</text:p>
          </table:table-cell>
          <table:table-cell office:value-type="float" office:value="2138310" table:style-name="ce11">
            <text:p>2,138,310</text:p>
          </table:table-cell>
          <table:table-cell office:value-type="float" office:value="1213" table:style-name="ce11">
            <text:p>1,213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769.48" table:style-name="ce12">
            <text:p>769.48</text:p>
          </table:table-cell>
          <table:table-cell office:value-type="float" office:value="1262" table:style-name="ce11">
            <text:p>1,262</text:p>
          </table:table-cell>
          <table:table-cell office:value-type="float" office:value="14976" table:style-name="ce11">
            <text:p>14,97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390315" table:style-name="ce11">
            <text:p>390,315</text:p>
          </table:table-cell>
          <table:table-cell office:value-type="float" office:value="215234" table:style-name="ce11">
            <text:p>215,234</text:p>
          </table:table-cell>
          <table:table-cell office:value-type="float" office:value="1759" table:style-name="ce11">
            <text:p>1,759</text:p>
          </table:table-cell>
          <table:table-cell office:value-type="float" office:value="2558" table:style-name="ce11">
            <text:p>2,558</text:p>
          </table:table-cell>
          <table:table-cell office:value-type="float" office:value="647433" table:style-name="ce11">
            <text:p>647,433</text:p>
          </table:table-cell>
          <table:table-cell office:value-type="float" office:value="1709167" table:style-name="ce11">
            <text:p>1,709,167</text:p>
          </table:table-cell>
          <table:table-cell office:value-type="float" office:value="1572374" table:style-name="ce11">
            <text:p>1,572,374</text:p>
          </table:table-cell>
          <table:table-cell office:value-type="float" office:value="5300" table:style-name="ce11">
            <text:p>5,300</text:p>
          </table:table-cell>
          <table:table-cell office:value-type="float" office:value="0.27" table:style-name="ce12">
            <text:p>0.27</text:p>
          </table:table-cell>
          <table:table-cell office:value-type="float" office:value="0.18" table:style-name="ce12">
            <text:p>0.18</text:p>
          </table:table-cell>
          <table:table-cell office:value-type="float" office:value="573.54" table:style-name="ce12">
            <text:p>573.54</text:p>
          </table:table-cell>
          <table:table-cell office:value-type="float" office:value="3458" table:style-name="ce11">
            <text:p>3,458</text:p>
          </table:table-cell>
          <table:table-cell office:value-type="float" office:value="37572" table:style-name="ce11">
            <text:p>37,57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7302974" table:style-name="ce11">
            <text:p>7,302,974</text:p>
          </table:table-cell>
          <table:table-cell office:value-type="float" office:value="5690076" table:style-name="ce11">
            <text:p>5,690,076</text:p>
          </table:table-cell>
          <table:table-cell office:value-type="float" office:value="52283" table:style-name="ce11">
            <text:p>52,283</text:p>
          </table:table-cell>
          <table:table-cell office:value-type="float" office:value="32662" table:style-name="ce11">
            <text:p>32,662</text:p>
          </table:table-cell>
          <table:table-cell office:value-type="float" office:value="10047287" table:style-name="ce11">
            <text:p>10,047,287</text:p>
          </table:table-cell>
          <table:table-cell office:value-type="float" office:value="37209586" table:style-name="ce11">
            <text:p>37,209,586</text:p>
          </table:table-cell>
          <table:table-cell office:value-type="float" office:value="47804193" table:style-name="ce11">
            <text:p>47,804,193</text:p>
          </table:table-cell>
          <table:table-cell office:value-type="float" office:value="118740" table:style-name="ce11">
            <text:p>118,740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1015.58" table:style-name="ce12">
            <text:p>1,015.58</text:p>
          </table:table-cell>
          <table:table-cell office:value-type="float" office:value="88081" table:style-name="ce11">
            <text:p>88,081</text:p>
          </table:table-cell>
          <table:table-cell office:value-type="float" office:value="554111" table:style-name="ce11">
            <text:p>554,11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7388455" table:style-name="ce11">
            <text:p>7,388,455</text:p>
          </table:table-cell>
          <table:table-cell office:value-type="float" office:value="4832845" table:style-name="ce11">
            <text:p>4,832,845</text:p>
          </table:table-cell>
          <table:table-cell office:value-type="float" office:value="46709" table:style-name="ce11">
            <text:p>46,709</text:p>
          </table:table-cell>
          <table:table-cell office:value-type="float" office:value="25762" table:style-name="ce11">
            <text:p>25,762</text:p>
          </table:table-cell>
          <table:table-cell office:value-type="float" office:value="19520173" table:style-name="ce11">
            <text:p>19,520,173</text:p>
          </table:table-cell>
          <table:table-cell office:value-type="float" office:value="36924715" table:style-name="ce11">
            <text:p>36,924,715</text:p>
          </table:table-cell>
          <table:table-cell office:value-type="float" office:value="60048847" table:style-name="ce11">
            <text:p>60,048,847</text:p>
          </table:table-cell>
          <table:table-cell office:value-type="float" office:value="240333" table:style-name="ce11">
            <text:p>240,333</text:p>
          </table:table-cell>
          <table:table-cell office:value-type="float" office:value="0.27" table:style-name="ce12">
            <text:p>0.27</text:p>
          </table:table-cell>
          <table:table-cell office:value-type="float" office:value="0" table:style-name="ce12">
            <text:p>0.00</text:p>
          </table:table-cell>
          <table:table-cell office:value-type="float" office:value="995.17" table:style-name="ce12">
            <text:p>995.17</text:p>
          </table:table-cell>
          <table:table-cell office:value-type="float" office:value="105619" table:style-name="ce11">
            <text:p>105,619</text:p>
          </table:table-cell>
          <table:table-cell office:value-type="float" office:value="728128" table:style-name="ce11">
            <text:p>728,12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9647" table:style-name="ce11">
            <text:p>9,647</text:p>
          </table:table-cell>
          <table:table-cell office:value-type="float" office:value="4182" table:style-name="ce11">
            <text:p>4,182</text:p>
          </table:table-cell>
          <table:table-cell office:value-type="float" office:value="52" table:style-name="ce11">
            <text:p>52</text:p>
          </table:table-cell>
          <table:table-cell office:value-type="float" office:value="90" table:style-name="ce11">
            <text:p>90</text:p>
          </table:table-cell>
          <table:table-cell office:value-type="float" office:value="13288" table:style-name="ce11">
            <text:p>13,288</text:p>
          </table:table-cell>
          <table:table-cell office:value-type="float" office:value="472" table:style-name="ce11">
            <text:p>472</text:p>
          </table:table-cell>
          <table:table-cell office:value-type="float" office:value="202456" table:style-name="ce11">
            <text:p>202,456</text:p>
          </table:table-cell>
          <table:table-cell office:value-type="float" office:value="52" table:style-name="ce11">
            <text:p>52</text:p>
          </table:table-cell>
          <table:table-cell office:value-type="float" office:value="0.49" table:style-name="ce12">
            <text:p>0.49</text:p>
          </table:table-cell>
          <table:table-cell office:value-type="float" office:value="0.49" table:style-name="ce12">
            <text:p>0.49</text:p>
          </table:table-cell>
          <table:table-cell office:value-type="float" office:value="186.49" table:style-name="ce12">
            <text:p>186.49</text:p>
          </table:table-cell>
          <table:table-cell office:value-type="float" office:value="454" table:style-name="ce11">
            <text:p>454</text:p>
          </table:table-cell>
          <table:table-cell office:value-type="float" office:value="784" table:style-name="ce11">
            <text:p>78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61814" table:style-name="ce11">
            <text:p>1,161,814</text:p>
          </table:table-cell>
          <table:table-cell office:value-type="float" office:value="647738" table:style-name="ce11">
            <text:p>647,738</text:p>
          </table:table-cell>
          <table:table-cell office:value-type="float" office:value="8084" table:style-name="ce11">
            <text:p>8,084</text:p>
          </table:table-cell>
          <table:table-cell office:value-type="float" office:value="6221" table:style-name="ce11">
            <text:p>6,221</text:p>
          </table:table-cell>
          <table:table-cell office:value-type="float" office:value="1650934" table:style-name="ce11">
            <text:p>1,650,934</text:p>
          </table:table-cell>
          <table:table-cell office:value-type="float" office:value="2975406" table:style-name="ce11">
            <text:p>2,975,406</text:p>
          </table:table-cell>
          <table:table-cell office:value-type="float" office:value="4488456" table:style-name="ce11">
            <text:p>4,488,456</text:p>
          </table:table-cell>
          <table:table-cell office:value-type="float" office:value="13571" table:style-name="ce11">
            <text:p>13,571</text:p>
          </table:table-cell>
          <table:table-cell office:value-type="float" office:value="0.23" table:style-name="ce12">
            <text:p>0.23</text:p>
          </table:table-cell>
          <table:table-cell office:value-type="float" office:value="0.01" table:style-name="ce12">
            <text:p>0.01</text:p>
          </table:table-cell>
          <table:table-cell office:value-type="float" office:value="568.12" table:style-name="ce12">
            <text:p>568.12</text:p>
          </table:table-cell>
          <table:table-cell office:value-type="float" office:value="11020" table:style-name="ce11">
            <text:p>11,020</text:p>
          </table:table-cell>
          <table:table-cell office:value-type="float" office:value="82366" table:style-name="ce11">
            <text:p>82,36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20891" table:style-name="ce11">
            <text:p>20,891</text:p>
          </table:table-cell>
          <table:table-cell office:value-type="float" office:value="13162" table:style-name="ce11">
            <text:p>13,162</text:p>
          </table:table-cell>
          <table:table-cell office:value-type="float" office:value="304" table:style-name="ce11">
            <text:p>304</text:p>
          </table:table-cell>
          <table:table-cell office:value-type="float" office:value="191" table:style-name="ce11">
            <text:p>19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97697" table:style-name="ce11">
            <text:p>497,697</text:p>
          </table:table-cell>
          <table:table-cell office:value-type="float" office:value="77" table:style-name="ce11">
            <text:p>77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158.61000000000001" table:style-name="ce12">
            <text:p>158.6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68696" table:style-name="ce11">
            <text:p>168,696</text:p>
          </table:table-cell>
          <table:table-cell office:value-type="float" office:value="94346" table:style-name="ce11">
            <text:p>94,346</text:p>
          </table:table-cell>
          <table:table-cell office:value-type="float" office:value="678" table:style-name="ce11">
            <text:p>678</text:p>
          </table:table-cell>
          <table:table-cell office:value-type="float" office:value="548" table:style-name="ce11">
            <text:p>548</text:p>
          </table:table-cell>
          <table:table-cell office:value-type="float" office:value="263742" table:style-name="ce11">
            <text:p>263,742</text:p>
          </table:table-cell>
          <table:table-cell office:value-type="float" office:value="256628" table:style-name="ce11">
            <text:p>256,628</text:p>
          </table:table-cell>
          <table:table-cell office:value-type="float" office:value="958565" table:style-name="ce11">
            <text:p>958,565</text:p>
          </table:table-cell>
          <table:table-cell office:value-type="float" office:value="1328" table:style-name="ce11">
            <text:p>1,328</text:p>
          </table:table-cell>
          <table:table-cell office:value-type="float" office:value="0.09" table:style-name="ce12">
            <text:p>0.09</text:p>
          </table:table-cell>
          <table:table-cell office:value-type="float" office:value="0.03" table:style-name="ce12">
            <text:p>0.03</text:p>
          </table:table-cell>
          <table:table-cell office:value-type="float" office:value="260.8" table:style-name="ce12">
            <text:p>260.80</text:p>
          </table:table-cell>
          <table:table-cell office:value-type="float" office:value="1789" table:style-name="ce11">
            <text:p>1,789</text:p>
          </table:table-cell>
          <table:table-cell office:value-type="float" office:value="12283" table:style-name="ce11">
            <text:p>12,28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74594" table:style-name="ce11">
            <text:p>274,594</text:p>
          </table:table-cell>
          <table:table-cell office:value-type="float" office:value="178394" table:style-name="ce11">
            <text:p>178,394</text:p>
          </table:table-cell>
          <table:table-cell office:value-type="float" office:value="1582" table:style-name="ce11">
            <text:p>1,582</text:p>
          </table:table-cell>
          <table:table-cell office:value-type="float" office:value="3847" table:style-name="ce11">
            <text:p>3,847</text:p>
          </table:table-cell>
          <table:table-cell office:value-type="float" office:value="864350" table:style-name="ce11">
            <text:p>864,350</text:p>
          </table:table-cell>
          <table:table-cell office:value-type="float" office:value="909659" table:style-name="ce11">
            <text:p>909,659</text:p>
          </table:table-cell>
          <table:table-cell office:value-type="float" office:value="1647288" table:style-name="ce11">
            <text:p>1,647,288</text:p>
          </table:table-cell>
          <table:table-cell office:value-type="float" office:value="3596" table:style-name="ce11">
            <text:p>3,596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556.45000000000005" table:style-name="ce12">
            <text:p>556.45</text:p>
          </table:table-cell>
          <table:table-cell office:value-type="float" office:value="5805" table:style-name="ce11">
            <text:p>5,805</text:p>
          </table:table-cell>
          <table:table-cell office:value-type="float" office:value="38051" table:style-name="ce11">
            <text:p>38,05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61511" table:style-name="ce11">
            <text:p>161,511</text:p>
          </table:table-cell>
          <table:table-cell office:value-type="float" office:value="82203" table:style-name="ce11">
            <text:p>82,203</text:p>
          </table:table-cell>
          <table:table-cell office:value-type="float" office:value="1410" table:style-name="ce11">
            <text:p>1,410</text:p>
          </table:table-cell>
          <table:table-cell office:value-type="float" office:value="11520" table:style-name="ce11">
            <text:p>11,520</text:p>
          </table:table-cell>
          <table:table-cell office:value-type="float" office:value="213155" table:style-name="ce11">
            <text:p>213,155</text:p>
          </table:table-cell>
          <table:table-cell office:value-type="float" office:value="46157" table:style-name="ce11">
            <text:p>46,157</text:p>
          </table:table-cell>
          <table:table-cell office:value-type="float" office:value="645248" table:style-name="ce11">
            <text:p>645,248</text:p>
          </table:table-cell>
          <table:table-cell office:value-type="float" office:value="272" table:style-name="ce11">
            <text:p>272</text:p>
          </table:table-cell>
          <table:table-cell office:value-type="float" office:value="0.2" table:style-name="ce12">
            <text:p>0.20</text:p>
          </table:table-cell>
          <table:table-cell office:value-type="float" office:value="0" table:style-name="ce12">
            <text:p>0.00</text:p>
          </table:table-cell>
          <table:table-cell office:value-type="float" office:value="1196.23" table:style-name="ce12">
            <text:p>1,196.23</text:p>
          </table:table-cell>
          <table:table-cell office:value-type="float" office:value="1602" table:style-name="ce11">
            <text:p>1,602</text:p>
          </table:table-cell>
          <table:table-cell office:value-type="float" office:value="12891" table:style-name="ce11">
            <text:p>12,89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750847" table:style-name="ce11">
            <text:p>750,847</text:p>
          </table:table-cell>
          <table:table-cell office:value-type="float" office:value="495593" table:style-name="ce11">
            <text:p>495,593</text:p>
          </table:table-cell>
          <table:table-cell office:value-type="float" office:value="11733" table:style-name="ce11">
            <text:p>11,733</text:p>
          </table:table-cell>
          <table:table-cell office:value-type="float" office:value="3660" table:style-name="ce11">
            <text:p>3,660</text:p>
          </table:table-cell>
          <table:table-cell office:value-type="float" office:value="2033817" table:style-name="ce11">
            <text:p>2,033,817</text:p>
          </table:table-cell>
          <table:table-cell office:value-type="float" office:value="1558557" table:style-name="ce11">
            <text:p>1,558,557</text:p>
          </table:table-cell>
          <table:table-cell office:value-type="float" office:value="8146040" table:style-name="ce11">
            <text:p>8,146,040</text:p>
          </table:table-cell>
          <table:table-cell office:value-type="float" office:value="7234" table:style-name="ce11">
            <text:p>7,234</text:p>
          </table:table-cell>
          <table:table-cell office:value-type="float" office:value="0.25" table:style-name="ce12">
            <text:p>0.25</text:p>
          </table:table-cell>
          <table:table-cell office:value-type="float" office:value="0" table:style-name="ce12">
            <text:p>0.00</text:p>
          </table:table-cell>
          <table:table-cell office:value-type="float" office:value="1247.22" table:style-name="ce12">
            <text:p>1,247.22</text:p>
          </table:table-cell>
          <table:table-cell office:value-type="float" office:value="7962" table:style-name="ce11">
            <text:p>7,962</text:p>
          </table:table-cell>
          <table:table-cell office:value-type="float" office:value="73535" table:style-name="ce11">
            <text:p>73,53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9112" table:style-name="ce11">
            <text:p>9,112</text:p>
          </table:table-cell>
          <table:table-cell office:value-type="float" office:value="4823" table:style-name="ce11">
            <text:p>4,823</text:p>
          </table:table-cell>
          <table:table-cell office:value-type="float" office:value="40" table:style-name="ce11">
            <text:p>40</text:p>
          </table:table-cell>
          <table:table-cell office:value-type="float" office:value="16" table:style-name="ce11">
            <text:p>16</text:p>
          </table:table-cell>
          <table:table-cell office:value-type="float" office:value="7781" table:style-name="ce11">
            <text:p>7,781</text:p>
          </table:table-cell>
          <table:table-cell office:value-type="float" office:value="2139" table:style-name="ce11">
            <text:p>2,139</text:p>
          </table:table-cell>
          <table:table-cell office:value-type="float" office:value="61290" table:style-name="ce11">
            <text:p>61,290</text:p>
          </table:table-cell>
          <table:table-cell office:value-type="float" office:value="0" table:style-name="ce11">
            <text:p>0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503.8" table:style-name="ce12">
            <text:p>503.80</text:p>
          </table:table-cell>
          <table:table-cell office:value-type="float" office:value="0" table:style-name="ce11">
            <text:p>0</text:p>
          </table:table-cell>
          <table:table-cell office:value-type="float" office:value="93" table:style-name="ce11">
            <text:p>9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74966" table:style-name="ce11">
            <text:p>1,074,966</text:p>
          </table:table-cell>
          <table:table-cell office:value-type="float" office:value="590919" table:style-name="ce11">
            <text:p>590,919</text:p>
          </table:table-cell>
          <table:table-cell office:value-type="float" office:value="4172" table:style-name="ce11">
            <text:p>4,172</text:p>
          </table:table-cell>
          <table:table-cell office:value-type="float" office:value="4547" table:style-name="ce11">
            <text:p>4,547</text:p>
          </table:table-cell>
          <table:table-cell office:value-type="float" office:value="1635227" table:style-name="ce11">
            <text:p>1,635,227</text:p>
          </table:table-cell>
          <table:table-cell office:value-type="float" office:value="2050560" table:style-name="ce11">
            <text:p>2,050,560</text:p>
          </table:table-cell>
          <table:table-cell office:value-type="float" office:value="4103215" table:style-name="ce11">
            <text:p>4,103,215</text:p>
          </table:table-cell>
          <table:table-cell office:value-type="float" office:value="7634" table:style-name="ce11">
            <text:p>7,634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02" table:style-name="ce12">
            <text:p>0.02</text:p>
          </table:table-cell>
          <table:table-cell office:value-type="float" office:value="437.27" table:style-name="ce12">
            <text:p>437.27</text:p>
          </table:table-cell>
          <table:table-cell office:value-type="float" office:value="10130" table:style-name="ce11">
            <text:p>10,130</text:p>
          </table:table-cell>
          <table:table-cell office:value-type="float" office:value="66970" table:style-name="ce11">
            <text:p>66,97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19514" table:style-name="ce11">
            <text:p>119,514</text:p>
          </table:table-cell>
          <table:table-cell office:value-type="float" office:value="59662" table:style-name="ce11">
            <text:p>59,662</text:p>
          </table:table-cell>
          <table:table-cell office:value-type="float" office:value="902" table:style-name="ce11">
            <text:p>902</text:p>
          </table:table-cell>
          <table:table-cell office:value-type="float" office:value="1626" table:style-name="ce11">
            <text:p>1,626</text:p>
          </table:table-cell>
          <table:table-cell office:value-type="float" office:value="174384" table:style-name="ce11">
            <text:p>174,384</text:p>
          </table:table-cell>
          <table:table-cell office:value-type="float" office:value="169174" table:style-name="ce11">
            <text:p>169,174</text:p>
          </table:table-cell>
          <table:table-cell office:value-type="float" office:value="445434" table:style-name="ce11">
            <text:p>445,434</text:p>
          </table:table-cell>
          <table:table-cell office:value-type="float" office:value="68" table:style-name="ce11">
            <text:p>68</text:p>
          </table:table-cell>
          <table:table-cell office:value-type="float" office:value="0.61" table:style-name="ce12">
            <text:p>0.61</text:p>
          </table:table-cell>
          <table:table-cell office:value-type="float" office:value="0.12" table:style-name="ce12">
            <text:p>0.12</text:p>
          </table:table-cell>
          <table:table-cell office:value-type="float" office:value="326.27999999999997" table:style-name="ce12">
            <text:p>326.28</text:p>
          </table:table-cell>
          <table:table-cell office:value-type="float" office:value="0" table:style-name="ce11">
            <text:p>0</text:p>
          </table:table-cell>
          <table:table-cell office:value-type="float" office:value="6009" table:style-name="ce11">
            <text:p>6,00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21047" table:style-name="ce11">
            <text:p>21,047</text:p>
          </table:table-cell>
          <table:table-cell office:value-type="float" office:value="13718" table:style-name="ce11">
            <text:p>13,718</text:p>
          </table:table-cell>
          <table:table-cell office:value-type="float" office:value="247" table:style-name="ce11">
            <text:p>247</text:p>
          </table:table-cell>
          <table:table-cell office:value-type="float" office:value="108" table:style-name="ce11">
            <text:p>108</text:p>
          </table:table-cell>
          <table:table-cell office:value-type="float" office:value="32016" table:style-name="ce11">
            <text:p>32,016</text:p>
          </table:table-cell>
          <table:table-cell office:value-type="float" office:value="16777" table:style-name="ce11">
            <text:p>16,777</text:p>
          </table:table-cell>
          <table:table-cell office:value-type="float" office:value="154560" table:style-name="ce11">
            <text:p>154,560</text:p>
          </table:table-cell>
          <table:table-cell office:value-type="float" office:value="45" table:style-name="ce11">
            <text:p>45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4366.54" table:style-name="ce12">
            <text:p>4,366.54</text:p>
          </table:table-cell>
          <table:table-cell office:value-type="float" office:value="204" table:style-name="ce11">
            <text:p>204</text:p>
          </table:table-cell>
          <table:table-cell office:value-type="float" office:value="2096" table:style-name="ce11">
            <text:p>2,09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844795" table:style-name="ce11">
            <text:p>2,844,795</text:p>
          </table:table-cell>
          <table:table-cell office:value-type="float" office:value="1890247" table:style-name="ce11">
            <text:p>1,890,247</text:p>
          </table:table-cell>
          <table:table-cell office:value-type="float" office:value="24202" table:style-name="ce11">
            <text:p>24,202</text:p>
          </table:table-cell>
          <table:table-cell office:value-type="float" office:value="41881" table:style-name="ce11">
            <text:p>41,881</text:p>
          </table:table-cell>
          <table:table-cell office:value-type="float" office:value="6717700" table:style-name="ce11">
            <text:p>6,717,700</text:p>
          </table:table-cell>
          <table:table-cell office:value-type="float" office:value="5804477" table:style-name="ce11">
            <text:p>5,804,477</text:p>
          </table:table-cell>
          <table:table-cell office:value-type="float" office:value="15378409" table:style-name="ce11">
            <text:p>15,378,409</text:p>
          </table:table-cell>
          <table:table-cell office:value-type="float" office:value="49248" table:style-name="ce11">
            <text:p>49,248</text:p>
          </table:table-cell>
          <table:table-cell office:value-type="float" office:value="0.25" table:style-name="ce12">
            <text:p>0.25</text:p>
          </table:table-cell>
          <table:table-cell office:value-type="float" office:value="0" table:style-name="ce12">
            <text:p>0.00</text:p>
          </table:table-cell>
          <table:table-cell office:value-type="float" office:value="267.52" table:style-name="ce12">
            <text:p>267.52</text:p>
          </table:table-cell>
          <table:table-cell office:value-type="float" office:value="31681" table:style-name="ce11">
            <text:p>31,681</text:p>
          </table:table-cell>
          <table:table-cell office:value-type="float" office:value="180524" table:style-name="ce11">
            <text:p>180,52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352996" table:style-name="ce11">
            <text:p>1,352,996</text:p>
          </table:table-cell>
          <table:table-cell office:value-type="float" office:value="942869" table:style-name="ce11">
            <text:p>942,869</text:p>
          </table:table-cell>
          <table:table-cell office:value-type="float" office:value="7416" table:style-name="ce11">
            <text:p>7,416</text:p>
          </table:table-cell>
          <table:table-cell office:value-type="float" office:value="6281" table:style-name="ce11">
            <text:p>6,281</text:p>
          </table:table-cell>
          <table:table-cell office:value-type="float" office:value="3314524" table:style-name="ce11">
            <text:p>3,314,524</text:p>
          </table:table-cell>
          <table:table-cell office:value-type="float" office:value="4521042" table:style-name="ce11">
            <text:p>4,521,042</text:p>
          </table:table-cell>
          <table:table-cell office:value-type="float" office:value="4306568" table:style-name="ce11">
            <text:p>4,306,568</text:p>
          </table:table-cell>
          <table:table-cell office:value-type="float" office:value="105754" table:style-name="ce11">
            <text:p>105,754</text:p>
          </table:table-cell>
          <table:table-cell office:value-type="float" office:value="0.31" table:style-name="ce12">
            <text:p>0.31</text:p>
          </table:table-cell>
          <table:table-cell office:value-type="float" office:value="0.02" table:style-name="ce12">
            <text:p>0.02</text:p>
          </table:table-cell>
          <table:table-cell office:value-type="float" office:value="102.68" table:style-name="ce12">
            <text:p>102.68</text:p>
          </table:table-cell>
          <table:table-cell office:value-type="float" office:value="16238" table:style-name="ce11">
            <text:p>16,238</text:p>
          </table:table-cell>
          <table:table-cell office:value-type="float" office:value="109115" table:style-name="ce11">
            <text:p>109,11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7699" table:style-name="ce11">
            <text:p>1,207,699</text:p>
          </table:table-cell>
          <table:table-cell office:value-type="float" office:value="550780" table:style-name="ce11">
            <text:p>550,780</text:p>
          </table:table-cell>
          <table:table-cell office:value-type="float" office:value="5802" table:style-name="ce11">
            <text:p>5,802</text:p>
          </table:table-cell>
          <table:table-cell office:value-type="float" office:value="6518" table:style-name="ce11">
            <text:p>6,518</text:p>
          </table:table-cell>
          <table:table-cell office:value-type="float" office:value="1184210" table:style-name="ce11">
            <text:p>1,184,210</text:p>
          </table:table-cell>
          <table:table-cell office:value-type="float" office:value="4010291" table:style-name="ce11">
            <text:p>4,010,291</text:p>
          </table:table-cell>
          <table:table-cell office:value-type="float" office:value="4710160" table:style-name="ce11">
            <text:p>4,710,160</text:p>
          </table:table-cell>
          <table:table-cell office:value-type="float" office:value="18748" table:style-name="ce11">
            <text:p>18,748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954.41" table:style-name="ce12">
            <text:p>954.41</text:p>
          </table:table-cell>
          <table:table-cell office:value-type="float" office:value="9869" table:style-name="ce11">
            <text:p>9,869</text:p>
          </table:table-cell>
          <table:table-cell office:value-type="float" office:value="61944" table:style-name="ce11">
            <text:p>61,94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197531" table:style-name="ce11">
            <text:p>2,197,531</text:p>
          </table:table-cell>
          <table:table-cell office:value-type="float" office:value="1266309" table:style-name="ce11">
            <text:p>1,266,309</text:p>
          </table:table-cell>
          <table:table-cell office:value-type="float" office:value="18676" table:style-name="ce11">
            <text:p>18,676</text:p>
          </table:table-cell>
          <table:table-cell office:value-type="float" office:value="67783" table:style-name="ce11">
            <text:p>67,783</text:p>
          </table:table-cell>
          <table:table-cell office:value-type="float" office:value="3748279" table:style-name="ce11">
            <text:p>3,748,279</text:p>
          </table:table-cell>
          <table:table-cell office:value-type="float" office:value="5256319" table:style-name="ce11">
            <text:p>5,256,319</text:p>
          </table:table-cell>
          <table:table-cell office:value-type="float" office:value="11907741" table:style-name="ce11">
            <text:p>11,907,741</text:p>
          </table:table-cell>
          <table:table-cell office:value-type="float" office:value="70841" table:style-name="ce11">
            <text:p>70,841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598.5" table:style-name="ce12">
            <text:p>598.50</text:p>
          </table:table-cell>
          <table:table-cell office:value-type="float" office:value="22196" table:style-name="ce11">
            <text:p>22,196</text:p>
          </table:table-cell>
          <table:table-cell office:value-type="float" office:value="153832" table:style-name="ce11">
            <text:p>153,83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367915" table:style-name="ce11">
            <text:p>7,367,915</text:p>
          </table:table-cell>
          <table:table-cell office:value-type="float" office:value="4844694" table:style-name="ce11">
            <text:p>4,844,694</text:p>
          </table:table-cell>
          <table:table-cell office:value-type="float" office:value="119908" table:style-name="ce11">
            <text:p>119,908</text:p>
          </table:table-cell>
          <table:table-cell office:value-type="float" office:value="63198" table:style-name="ce11">
            <text:p>63,198</text:p>
          </table:table-cell>
          <table:table-cell office:value-type="float" office:value="17953447" table:style-name="ce11">
            <text:p>17,953,447</text:p>
          </table:table-cell>
          <table:table-cell office:value-type="float" office:value="30622685" table:style-name="ce11">
            <text:p>30,622,685</text:p>
          </table:table-cell>
          <table:table-cell office:value-type="float" office:value="45687595" table:style-name="ce11">
            <text:p>45,687,595</text:p>
          </table:table-cell>
          <table:table-cell office:value-type="float" office:value="278674" table:style-name="ce11">
            <text:p>278,674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08" table:style-name="ce12">
            <text:p>0.08</text:p>
          </table:table-cell>
          <table:table-cell office:value-type="float" office:value="233.06" table:style-name="ce12">
            <text:p>233.06</text:p>
          </table:table-cell>
          <table:table-cell office:value-type="float" office:value="47575" table:style-name="ce11">
            <text:p>47,575</text:p>
          </table:table-cell>
          <table:table-cell office:value-type="float" office:value="375364" table:style-name="ce11">
            <text:p>375,36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76258" table:style-name="ce11">
            <text:p>376,258</text:p>
          </table:table-cell>
          <table:table-cell office:value-type="float" office:value="177556" table:style-name="ce11">
            <text:p>177,556</text:p>
          </table:table-cell>
          <table:table-cell office:value-type="float" office:value="3540" table:style-name="ce11">
            <text:p>3,540</text:p>
          </table:table-cell>
          <table:table-cell office:value-type="float" office:value="1844" table:style-name="ce11">
            <text:p>1,844</text:p>
          </table:table-cell>
          <table:table-cell office:value-type="float" office:value="1213967" table:style-name="ce11">
            <text:p>1,213,967</text:p>
          </table:table-cell>
          <table:table-cell office:value-type="float" office:value="1242426" table:style-name="ce11">
            <text:p>1,242,426</text:p>
          </table:table-cell>
          <table:table-cell office:value-type="float" office:value="1279422" table:style-name="ce11">
            <text:p>1,279,422</text:p>
          </table:table-cell>
          <table:table-cell office:value-type="float" office:value="6841" table:style-name="ce11">
            <text:p>6,841</text:p>
          </table:table-cell>
          <table:table-cell office:value-type="float" office:value="1.38" table:style-name="ce12">
            <text:p>1.38</text:p>
          </table:table-cell>
          <table:table-cell office:value-type="float" office:value="0.93" table:style-name="ce12">
            <text:p>0.93</text:p>
          </table:table-cell>
          <table:table-cell office:value-type="float" office:value="156.30000000000001" table:style-name="ce12">
            <text:p>156.30</text:p>
          </table:table-cell>
          <table:table-cell office:value-type="float" office:value="10989" table:style-name="ce11">
            <text:p>10,989</text:p>
          </table:table-cell>
          <table:table-cell office:value-type="float" office:value="78045" table:style-name="ce11">
            <text:p>78,04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3272018" table:style-name="ce11">
            <text:p>3,272,018</text:p>
          </table:table-cell>
          <table:table-cell office:value-type="float" office:value="2086368" table:style-name="ce11">
            <text:p>2,086,368</text:p>
          </table:table-cell>
          <table:table-cell office:value-type="float" office:value="16096" table:style-name="ce11">
            <text:p>16,096</text:p>
          </table:table-cell>
          <table:table-cell office:value-type="float" office:value="27839" table:style-name="ce11">
            <text:p>27,839</text:p>
          </table:table-cell>
          <table:table-cell office:value-type="float" office:value="8395610" table:style-name="ce11">
            <text:p>8,395,610</text:p>
          </table:table-cell>
          <table:table-cell office:value-type="float" office:value="14488743" table:style-name="ce11">
            <text:p>14,488,743</text:p>
          </table:table-cell>
          <table:table-cell office:value-type="float" office:value="21914300" table:style-name="ce11">
            <text:p>21,914,300</text:p>
          </table:table-cell>
          <table:table-cell office:value-type="float" office:value="138104" table:style-name="ce11">
            <text:p>138,104</text:p>
          </table:table-cell>
          <table:table-cell office:value-type="float" office:value="0.65" table:style-name="ce12">
            <text:p>0.65</text:p>
          </table:table-cell>
          <table:table-cell office:value-type="float" office:value="0.01" table:style-name="ce12">
            <text:p>0.01</text:p>
          </table:table-cell>
          <table:table-cell office:value-type="float" office:value="379.38" table:style-name="ce12">
            <text:p>379.38</text:p>
          </table:table-cell>
          <table:table-cell office:value-type="float" office:value="57893" table:style-name="ce11">
            <text:p>57,893</text:p>
          </table:table-cell>
          <table:table-cell office:value-type="float" office:value="612838" table:style-name="ce11">
            <text:p>612,83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587940" table:style-name="ce11">
            <text:p>6,587,940</text:p>
          </table:table-cell>
          <table:table-cell office:value-type="float" office:value="4758050" table:style-name="ce11">
            <text:p>4,758,050</text:p>
          </table:table-cell>
          <table:table-cell office:value-type="float" office:value="88451" table:style-name="ce11">
            <text:p>88,451</text:p>
          </table:table-cell>
          <table:table-cell office:value-type="float" office:value="59605" table:style-name="ce11">
            <text:p>59,605</text:p>
          </table:table-cell>
          <table:table-cell office:value-type="float" office:value="10440658" table:style-name="ce11">
            <text:p>10,440,658</text:p>
          </table:table-cell>
          <table:table-cell office:value-type="float" office:value="27828369" table:style-name="ce11">
            <text:p>27,828,369</text:p>
          </table:table-cell>
          <table:table-cell office:value-type="float" office:value="41255457" table:style-name="ce11">
            <text:p>41,255,457</text:p>
          </table:table-cell>
          <table:table-cell office:value-type="float" office:value="131000" table:style-name="ce11">
            <text:p>131,000</text:p>
          </table:table-cell>
          <table:table-cell office:value-type="float" office:value="0.31" table:style-name="ce12">
            <text:p>0.31</text:p>
          </table:table-cell>
          <table:table-cell office:value-type="float" office:value="0.01" table:style-name="ce12">
            <text:p>0.01</text:p>
          </table:table-cell>
          <table:table-cell office:value-type="float" office:value="529.04999999999995" table:style-name="ce12">
            <text:p>529.05</text:p>
          </table:table-cell>
          <table:table-cell office:value-type="float" office:value="74046" table:style-name="ce11">
            <text:p>74,046</text:p>
          </table:table-cell>
          <table:table-cell office:value-type="float" office:value="364869" table:style-name="ce11">
            <text:p>364,86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30138" table:style-name="ce11">
            <text:p>130,138</text:p>
          </table:table-cell>
          <table:table-cell office:value-type="float" office:value="57832" table:style-name="ce11">
            <text:p>57,832</text:p>
          </table:table-cell>
          <table:table-cell office:value-type="float" office:value="942" table:style-name="ce11">
            <text:p>942</text:p>
          </table:table-cell>
          <table:table-cell office:value-type="float" office:value="282" table:style-name="ce11">
            <text:p>282</text:p>
          </table:table-cell>
          <table:table-cell office:value-type="float" office:value="147612" table:style-name="ce11">
            <text:p>147,612</text:p>
          </table:table-cell>
          <table:table-cell office:value-type="float" office:value="1351798" table:style-name="ce11">
            <text:p>1,351,798</text:p>
          </table:table-cell>
          <table:table-cell office:value-type="float" office:value="429296" table:style-name="ce11">
            <text:p>429,296</text:p>
          </table:table-cell>
          <table:table-cell office:value-type="float" office:value="495" table:style-name="ce11">
            <text:p>495</text:p>
          </table:table-cell>
          <table:table-cell office:value-type="float" office:value="0.38" table:style-name="ce12">
            <text:p>0.38</text:p>
          </table:table-cell>
          <table:table-cell office:value-type="float" office:value="0.09" table:style-name="ce12">
            <text:p>0.09</text:p>
          </table:table-cell>
          <table:table-cell office:value-type="float" office:value="194.23" table:style-name="ce12">
            <text:p>194.23</text:p>
          </table:table-cell>
          <table:table-cell office:value-type="float" office:value="0" table:style-name="ce11">
            <text:p>0</text:p>
          </table:table-cell>
          <table:table-cell office:value-type="float" office:value="6300" table:style-name="ce11">
            <text:p>6,30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9361130" table:style-name="ce11">
            <text:p>9,361,130</text:p>
          </table:table-cell>
          <table:table-cell office:value-type="float" office:value="5926606" table:style-name="ce11">
            <text:p>5,926,606</text:p>
          </table:table-cell>
          <table:table-cell office:value-type="float" office:value="75385" table:style-name="ce11">
            <text:p>75,385</text:p>
          </table:table-cell>
          <table:table-cell office:value-type="float" office:value="35152" table:style-name="ce11">
            <text:p>35,152</text:p>
          </table:table-cell>
          <table:table-cell office:value-type="float" office:value="16601456" table:style-name="ce11">
            <text:p>16,601,456</text:p>
          </table:table-cell>
          <table:table-cell office:value-type="float" office:value="26527914" table:style-name="ce11">
            <text:p>26,527,914</text:p>
          </table:table-cell>
          <table:table-cell office:value-type="float" office:value="60730430" table:style-name="ce11">
            <text:p>60,730,430</text:p>
          </table:table-cell>
          <table:table-cell office:value-type="float" office:value="582581" table:style-name="ce11">
            <text:p>582,581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337.03" table:style-name="ce12">
            <text:p>337.03</text:p>
          </table:table-cell>
          <table:table-cell office:value-type="float" office:value="93402" table:style-name="ce11">
            <text:p>93,402</text:p>
          </table:table-cell>
          <table:table-cell office:value-type="float" office:value="926480" table:style-name="ce11">
            <text:p>926,48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502363" table:style-name="ce11">
            <text:p>502,363</text:p>
          </table:table-cell>
          <table:table-cell office:value-type="float" office:value="184032" table:style-name="ce11">
            <text:p>184,032</text:p>
          </table:table-cell>
          <table:table-cell office:value-type="float" office:value="1265" table:style-name="ce11">
            <text:p>1,265</text:p>
          </table:table-cell>
          <table:table-cell office:value-type="float" office:value="2703" table:style-name="ce11">
            <text:p>2,703</text:p>
          </table:table-cell>
          <table:table-cell office:value-type="float" office:value="681005" table:style-name="ce11">
            <text:p>681,005</text:p>
          </table:table-cell>
          <table:table-cell office:value-type="float" office:value="632366" table:style-name="ce11">
            <text:p>632,366</text:p>
          </table:table-cell>
          <table:table-cell office:value-type="float" office:value="724818" table:style-name="ce11">
            <text:p>724,818</text:p>
          </table:table-cell>
          <table:table-cell office:value-type="float" office:value="6374" table:style-name="ce11">
            <text:p>6,374</text:p>
          </table:table-cell>
          <table:table-cell office:value-type="float" office:value="2.69" table:style-name="ce12">
            <text:p>2.69</text:p>
          </table:table-cell>
          <table:table-cell office:value-type="float" office:value="1.2" table:style-name="ce12">
            <text:p>1.20</text:p>
          </table:table-cell>
          <table:table-cell office:value-type="float" office:value="147.93" table:style-name="ce12">
            <text:p>147.93</text:p>
          </table:table-cell>
          <table:table-cell office:value-type="float" office:value="886" table:style-name="ce11">
            <text:p>886</text:p>
          </table:table-cell>
          <table:table-cell office:value-type="float" office:value="6472" table:style-name="ce11">
            <text:p>6,47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94022" table:style-name="ce11">
            <text:p>194,022</text:p>
          </table:table-cell>
          <table:table-cell office:value-type="float" office:value="129178" table:style-name="ce11">
            <text:p>129,178</text:p>
          </table:table-cell>
          <table:table-cell office:value-type="float" office:value="3509" table:style-name="ce11">
            <text:p>3,509</text:p>
          </table:table-cell>
          <table:table-cell office:value-type="float" office:value="3004" table:style-name="ce11">
            <text:p>3,004</text:p>
          </table:table-cell>
          <table:table-cell office:value-type="float" office:value="273986" table:style-name="ce11">
            <text:p>273,986</text:p>
          </table:table-cell>
          <table:table-cell office:value-type="float" office:value="0" table:style-name="ce11">
            <text:p>0</text:p>
          </table:table-cell>
          <table:table-cell office:value-type="float" office:value="6266154" table:style-name="ce11">
            <text:p>6,266,154</text:p>
          </table:table-cell>
          <table:table-cell office:value-type="float" office:value="1317" table:style-name="ce11">
            <text:p>1,317</text:p>
          </table:table-cell>
          <table:table-cell office:value-type="float" office:value="0.1" table:style-name="ce12">
            <text:p>0.10</text:p>
          </table:table-cell>
          <table:table-cell office:value-type="float" office:value="0" table:style-name="ce12">
            <text:p>0.00</text:p>
          </table:table-cell>
          <table:table-cell office:value-type="float" office:value="771.88" table:style-name="ce12">
            <text:p>771.88</text:p>
          </table:table-cell>
          <table:table-cell office:value-type="float" office:value="3248" table:style-name="ce11">
            <text:p>3,248</text:p>
          </table:table-cell>
          <table:table-cell office:value-type="float" office:value="27158" table:style-name="ce11">
            <text:p>27,15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58690696" table:style-name="ce11">
            <text:p>58,690,696</text:p>
          </table:table-cell>
          <table:table-cell office:value-type="float" office:value="38538761" table:style-name="ce11">
            <text:p>38,538,761</text:p>
          </table:table-cell>
          <table:table-cell office:value-type="float" office:value="534902" table:style-name="ce11">
            <text:p>534,902</text:p>
          </table:table-cell>
          <table:table-cell office:value-type="float" office:value="441591" table:style-name="ce11">
            <text:p>441,591</text:p>
          </table:table-cell>
          <table:table-cell office:value-type="float" office:value="111924405" table:style-name="ce11">
            <text:p>111,924,405</text:p>
          </table:table-cell>
          <table:table-cell office:value-type="float" office:value="218434983" table:style-name="ce11">
            <text:p>218,434,983</text:p>
          </table:table-cell>
          <table:table-cell office:value-type="float" office:value="365188821" table:style-name="ce11">
            <text:p>365,188,821</text:p>
          </table:table-cell>
          <table:table-cell office:value-type="float" office:value="1802049" table:style-name="ce11">
            <text:p>1,802,049</text:p>
          </table:table-cell>
          <table:table-cell office:value-type="float" office:value="0.27537707123626726" table:style-name="ce12">
            <text:p>0.28</text:p>
          </table:table-cell>
          <table:table-cell office:value-type="float" office:value="0.03" table:style-name="ce12">
            <text:p>0.03</text:p>
          </table:table-cell>
          <table:table-cell office:value-type="float" office:value="443.99543061637434" table:style-name="ce12">
            <text:p>444.00</text:p>
          </table:table-cell>
          <table:table-cell office:value-type="float" office:value="621323" table:style-name="ce11">
            <text:p>621,323</text:p>
          </table:table-cell>
          <table:table-cell office:value-type="float" office:value="4704767" table:style-name="ce11">
            <text:p>4,704,767</text:p>
          </table:table-cell>
          <table:table-cell table:number-columns-repeated="16370" table:style-name="ce13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二、揭露項目及認定標準：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3.當月發卡數：不含補發卡、續卡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4.當月停卡數：指新增停卡部分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 table:style-name="ce13"/>
        </table:table-row>
        <table:table-row table:style-name="ro5">
          <table:table-cell table:number-columns-repeated="16384" table:style-name="ce13"/>
        </table:table-row>
        <table:table-row table:number-rows-repeated="1048523" table:style-name="ro2">
          <table:table-cell table:number-columns-repeated="16384"/>
        </table:table-row>
        <table:named-expressions>
          <table:named-range table:name="外部資料_1" table:cell-range-address="11308.$A$1:11308.$N$22" table:base-cell-address="1130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43307086614173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433070866141732in" fo:margin-right="0.236220472440945in" fo:margin-bottom="0in"/>
      </style:header-style>
      <style:footer-style>
        <style:header-footer-properties fo:min-height="0.433070866141732in" fo:margin-left="0.43307086614173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邱靖雯</meta:initial-creator>
    <dc:creator>邱靖雯</dc:creator>
    <meta:creation-date>2024-09-25T01:20:40Z</meta:creation-date>
    <dc:date>2024-09-25T01:21:44Z</dc:date>
  </office:meta>
</office:document-meta>
</file>